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4" style:family="paragraph" style:parent-style-name="Standard"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 loext:opacity="100%"/>
    </style:style>
    <style:style style:name="T2" style:family="text">
      <style:text-properties style:font-name="Times New Roman"/>
    </style:style>
    <style:style style:name="T3" style:family="text">
      <style:text-properties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er jupyter-notebook/etc dans l’environnement conda de base</text:p>
      <text:p text:style-name="P2">conda activate base<text:line-break/>conda install jupyter</text:p>
      <text:p text:style-name="P2">⇒ A utiliser juste pour lancer jupyter-lab/notebook/ etc.<text:line-break/>Lancer tout le temps le même jupyter-lab/jupyter-notebook.<text:line-break/>Inutile d’en avoir plusieurs d’installés. L’essentiel est que l’environnement conda/python soit visible de ce jupyter.</text:p>
      <text:p text:style-name="P2"/>
      <text:p text:style-name="P2">Dans .cshrc, conda activate base (pour activer env conda de base)</text:p>
      <text:p text:style-name="P2"/>
      <text:p text:style-name="P2">Creation environnement de developpement :</text:p>
      <text:p text:style-name="P2">conda create -n locodox_env python=3.10</text:p>
      <text:p text:style-name="P2"/>
      <text:p text:style-name="P2">Activation de l’environnement :<text:line-break/>A activer uniquement pour installer module/package</text:p>
      <text:p text:style-name="P2">conda activate locodox_env</text:p>
      <text:p text:style-name="P2">conda list (pour voir ce qui est installé)</text:p>
      <text:p text:style-name="P2"/>
      <text:p text:style-name="P2">Verification de la version de python dans l’environnement activé :<text:line-break/>python –version (Python 3.10.13 dans locodox_env)</text:p>
      <text:p text:style-name="P2"/>
      <text:p text:style-name="P3">Verifier que le fichier kernel.json ainsi créé est correct 'ie que le python utilisé est bien celui de l'environnement (<text:span text:style-name="T2">/Users/chemon/Library/Jupyter/kernels/locodox_env/</text:span><text:span text:style-name="T2">kernel.json)</text:span></text:p>
      <text:p text:style-name="P2"/>
      <text:p text:style-name="P1"><text:bookmark text:name="codecell0"/>conda install -c conda-forge xarray dask netCDF4 bottleneck</text:p>
      <text:p text:style-name="P2">conda install ipykernel (indique que l’on souhaite que cet environnement soit accessible de jupyter)</text:p>
      <text:p text:style-name="P2"/>
      <text:p text:style-name="P2">#Rajouter cet environnement dans les noyaux accessibles de jupyter-notebook :</text:p>
      <text:p text:style-name="P2">#python -m ipykernel install --user –name=’locodox_env’  (il semble que cela ne soit pas forcement necessaire)</text:p>
      <text:p text:style-name="P2"/>
      <text:p text:style-name="Standard"><text:span text:style-name="T1">Ajout de librairies :</text:span><text:span text:style-name="T1"><text:line-break/></text:span><text:span text:style-name="T1">conda</text:span><text:span text:style-name="T1"> install scipy -c conda-forge</text:span></text:p>
      <text:p text:style-name="P2">conda install argopy <text:span text:style-name="T3">-c conda-forge</text:span></text:p>
      <text:p text:style-name="Standard"><text:span text:style-name="T1">conda install matplotlib </text:span><text:span text:style-name="T1">-c conda-forge</text:span></text:p>
      <text:p text:style-name="P2">conda install seawater -c conda-forge</text:p>
      <text:p text:style-name="P2">conda install cartopy <text:span text:style-name="T3">-c conda-forge</text:span></text:p>
      <text:p text:style-name="P2"/>
      <text:p text:style-name="P2">Pour pouvoir faire des zooms sur les plots, il semble qu'il faille installer ipympl ET dans l'environnement de base (d'où l'on prend le jupyter-lab) ET dans l'environnement de travail (locodox_env). L'installation est faite dans les 2 environnements par : conda install -c conda-forge ipympl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0:03:45.438253263</meta:creation-date>
    <dc:date>2025-01-16T11:30:26</dc:date>
    <meta:editing-duration>PT4H48M15S</meta:editing-duration>
    <meta:editing-cycles>16</meta:editing-cycles>
    <meta:generator>OpenOffice/4.1.6$Unix OpenOffice.org_project/416m1$Build-9790</meta:generator>
    <meta:document-statistic meta:table-count="0" meta:image-count="0" meta:object-count="0" meta:page-count="1" meta:paragraph-count="21" meta:word-count="242" meta:character-count="1775"/>
  </office:meta>
</office:document-meta>
</file>